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WPC" svg:font-family="'Segoe WPC', 'Segoe UI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.053cm" fo:margin-bottom="0.053cm" fo:orphans="2" fo:widows="2" fo:text-indent="0cm" style:auto-text-indent="false" fo:padding="0cm" fo:border="none"/>
      <style:text-properties fo:font-variant="normal" fo:text-transform="none" style:font-name="Segoe WPC" fo:font-size="9.75pt" fo:letter-spacing="normal" fo:font-style="normal" fo:font-weight="normal"/>
    </style:style>
    <style:style style:name="P2" style:family="paragraph" style:parent-style-name="Text_20_body" style:list-style-name="L2">
      <style:paragraph-properties fo:margin-left="0cm" fo:margin-right="0cm" fo:margin-top="0.053cm" fo:margin-bottom="0.053cm" fo:orphans="2" fo:widows="2" fo:text-indent="0cm" style:auto-text-indent="false" fo:padding="0cm" fo:border="none"/>
      <style:text-properties fo:font-variant="normal" fo:text-transform="none" style:font-name="Segoe WPC" fo:font-size="9.75pt" fo:letter-spacing="normal" fo:font-style="normal" fo:font-weight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style:font-name="Segoe WPC" fo:font-size="9.7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Ниже ответы по каждому блоку + что стоит заранее решить/задокументировать.</text:p>
      <text:p text:style-name="Standard"/>
      <text:p text:style-name="Standard">---</text:p>
      <text:p text:style-name="Standard"/>
      <text:p text:style-name="Standard">## 1. Что нужно уточнить/добавить по проекту</text:p>
      <text:p text:style-name="Standard"/>
      <text:p text:style-name="Standard">Рекомендую явно зафиксировать:</text:p>
      <text:p text:style-name="Standard"/>
      <text:p text:style-name="Standard">1) Язык и локаль <text:s/></text:p>
      <text:p text:style-name="Standard"><text:s text:c="3"/>- Только русский </text:p>
      <text:p text:style-name="Standard"><text:s text:c="2"/></text:p>
      <text:p text:style-name="Standard">2) Темы и подбор вопросов <text:s/></text:p>
      <text:p text:style-name="Standard"><text:s text:c="3"/>- Есть “Смешанная тема” (рандом по всем)? <text:s/></text:p>
      <text:p text:style-name="Standard"><text:s text:c="3"/>- Можно игроку выбирать тему в быстрой игре и<text:span text:style-name="T2">ли играть рандом</text:span></text:p>
      <text:p text:style-name="Standard"/>
      <text:p text:style-name="Standard">3) Лимиты <text:s/></text:p>
      <text:p text:style-name="Standard"><text:s text:c="3"/>- Максимум активных игр одновременно (не более 500). <text:s/></text:p>
      <text:p text:style-name="Standard"><text:s text:c="3"/>- Максимум вопросов в базе (не более 50 000?не знаю желательно как можно больше).</text:p>
      <text:p text:style-name="Standard"/>
      <text:p text:style-name="Standard">4) Денежная модель (на будущее) <text:s/></text:p>
      <text:p text:style-name="Standard"><text:s text:c="3"/>- Есть планы на донат/премиум (отключение рекламы, спец-режимы, скины и т.п.). <text:s/></text:p>
      <text:p text:style-name="Standard"><text:s text:c="3"/>Сейчас можно просто заложить поля is_premium и т.п. в users.</text:p>
      <text:p text:style-name="Standard"/>
      <text:p text:style-name="Standard">---</text:p>
      <text:p text:style-name="Standard"/>
      <text:p text:style-name="Standard">## 2. Авторизация / регистрация</text:p>
      <text:p text:style-name="Standard"/>
      <text:p text:style-name="Standard">-- Как создаются записи в users при первом использовании</text:p>
      <text:p text:style-name="Standard"/>
      <text:p text:style-name="Standard">Модель: ленивая регистрация по Telegram-идентификатору.</text:p>
      <text:p text:style-name="Standard"/>
      <text:p text:style-name="Standard">1. Пользователь жмёт /start.</text:p>
      <text:p text:style-name="Standard">2. Хэндлер получает from.id, username, first_name, last_name.</text:p>
      <text:p text:style-name="Standard">3. Алгоритм:</text:p>
      <text:p text:style-name="Standard"/>
      <text:p text:style-name="Standard">on_start(update):</text:p>
      <text:p text:style-name="Standard"><text:s text:c="4"/>tg_id = update.from.id</text:p>
      <text:p text:style-name="Standard"><text:s text:c="4"/>username = update.from.username</text:p>
      <text:p text:style-name="Standard"><text:s text:c="4"/>full_name = combine(update.from.first_name, update.from.last_name)</text:p>
      <text:p text:style-name="Standard"/>
      <text:p text:style-name="Standard"><text:s text:c="4"/>user = SELECT * FROM users WHERE telegram_id = tg_id</text:p>
      <text:p text:style-name="Standard"/>
      <text:p text:style-name="Standard"><text:s text:c="4"/>if user == null:</text:p>
      <text:p text:style-name="Standard"><text:s text:c="8"/>INSERT INTO users (</text:p>
      <text:p text:style-name="Standard"><text:s text:c="12"/>telegram_id,</text:p>
      <text:p text:style-name="Standard"><text:s text:c="12"/>username,</text:p>
      <text:p text:style-name="Standard"><text:s text:c="12"/>full_name,</text:p>
      <text:p text:style-name="Standard"><text:s text:c="12"/>is_bot,</text:p>
      <text:p text:style-name="Standard"><text:s text:c="12"/>created_at,</text:p>
      <text:p text:style-name="Standard"><text:s text:c="12"/>updated_at</text:p>
      <text:p text:style-name="Standard"><text:s text:c="8"/>) VALUES (</text:p>
      <text:p text:style-name="Standard"><text:soft-page-break/><text:s text:c="12"/>tg_id,</text:p>
      <text:p text:style-name="Standard"><text:s text:c="12"/>username,</text:p>
      <text:p text:style-name="Standard"><text:s text:c="12"/>full_name,</text:p>
      <text:p text:style-name="Standard"><text:s text:c="12"/>false,</text:p>
      <text:p text:style-name="Standard"><text:s text:c="12"/>now(),</text:p>
      <text:p text:style-name="Standard"><text:s text:c="12"/>now()</text:p>
      <text:p text:style-name="Standard"><text:s text:c="8"/>)</text:p>
      <text:p text:style-name="Standard"><text:s text:c="4"/>else:</text:p>
      <text:p text:style-name="Standard"><text:s text:c="8"/>-- обновляем username/full_name на случай, если у человека они изменились</text:p>
      <text:p text:style-name="Standard"><text:s text:c="8"/>UPDATE users</text:p>
      <text:p text:style-name="Standard"><text:s text:c="8"/>SET username = username,</text:p>
      <text:p text:style-name="Standard"><text:s text:c="12"/>full_name = full_name,</text:p>
      <text:p text:style-name="Standard"><text:s text:c="12"/>updated_at = now()</text:p>
      <text:p text:style-name="Standard"><text:s text:c="8"/>WHERE telegram_id = tg_id</text:p>
      <text:p text:style-name="Standard"/>
      <text:p text:style-name="Standard"/>
      <text:p text:style-name="Standard">4. Никакого отдельного логина/пароля — вся идентификация через Telegram. <text:s/></text:p>
      <text:p text:style-name="Standard">5. Для ботов в users:</text:p>
      <text:p text:style-name="Standard"><text:s text:c="3"/>- telegram_id = NULL,</text:p>
      <text:p text:style-name="Standard"><text:s text:c="3"/>- is_bot = TRUE,</text:p>
      <text:p text:style-name="Standard"><text:s text:c="3"/>- создаются заранее скриптом или админкой.</text:p>
      <text:p text:style-name="Standard"/>
      <text:p text:style-name="Standard">Рекомендуется: <text:s/></text:p>
      <text:p text:style-name="Standard">- Логировать первое появление пользователя (для аналитики). <text:s/></text:p>
      <text:p text:style-name="Standard">- Продумать, что делать, если username пустой (использовать full_name для отображения).</text:p>
      <text:p text:style-name="Standard"/>
      <text:p text:style-name="Standard">---</text:p>
      <text:p text:style-name="Standard"/>
      <text:p text:style-name="Standard">## 3. Рейтинговая система</text:p>
      <text:p text:style-name="Standard"/>
      <text:p text:style-name="Standard">Она уже упомянута (📊 РЕЙТИНГ + поле rating в users), но нужно чётко определить:</text:p>
      <text:p text:style-name="Standard"/>
      <text:p text:style-name="Standard">-- 3.1. Какие метрики</text:p>
      <text:p text:style-name="Standard"/>
      <text:p text:style-name="Standard">Минимальный вариант:</text:p>
      <text:p text:style-name="Standard"/>
      <text:p text:style-name="Standard">- rating — интегральный рейтинг игрока.</text:p>
      <text:p text:style-name="Standard">- games_played — всего сыграно игр.</text:p>
      <text:p text:style-name="Standard">- games_won — побед.</text:p>
      <text:p text:style-name="Standard"/>
      <text:p text:style-name="Standard">Можно добавить:</text:p>
      <text:p text:style-name="Standard"/>
      <text:p text:style-name="Standard">- avg_place — среднее место в играх.</text:p>
      <text:p text:style-name="Standard">- correct_answers_total — всего правильных ответов.</text:p>
      <text:p text:style-name="Standard">- fastest_answer_time — лучший (минимальный) ответ по времени (для ачивок).</text:p>
      <text:p text:style-name="Standard"/>
      <text:p text:style-name="Standard">-- 3.2. Как считать rating</text:p>
      <text:p text:style-name="Standard"/>
      <text:p text:style-name="Standard">Один из рабочих вариантов (простой Elo-like):</text:p>
      <text:p text:style-name="Standard"/>
      <text:p text:style-name="Standard">1. Базовый принцип:</text:p>
      <text:p text:style-name="Standard"><text:s text:c="3"/>- Победа в игре = +K очков.</text:p>
      <text:p text:style-name="Standard"><text:soft-page-break/><text:s text:c="3"/>- Места 2–3 = +меньше.</text:p>
      <text:p text:style-name="Standard"><text:s text:c="3"/>- Остальные — немного, 0 или минус.</text:p>
      <text:p text:style-name="Standard">2. Простой линейный вариант:</text:p>
      <text:p text:style-name="Standard"/>
      <text:p text:style-name="Standard">Например, игра на 10 человек:</text:p>
      <text:p text:style-name="Standard"/>
      <text:p text:style-name="Standard">- 1 место: +20</text:p>
      <text:p text:style-name="Standard">- 2 место: +12</text:p>
      <text:p text:style-name="Standard">- 3 место: +8</text:p>
      <text:p text:style-name="Standard">- 4–5: +4</text:p>
      <text:p text:style-name="Standard">- 6–8: 0</text:p>
      <text:p text:style-name="Standard">- 9–10: −4</text:p>
      <text:p text:style-name="Standard"/>
      <text:p text:style-name="Standard">Тренировочные игры можно не учитывать в рейтинге (или давать сильно меньший коэффициент).</text:p>
      <text:p text:style-name="Standard"/>
      <text:p text:style-name="Standard">Пример формулы:</text:p>
      <text:p text:style-name="Standard"/>
      <text:p text:style-name="Standard">on_game_finished(game_id):</text:p>
      <text:p text:style-name="Standard"/>
      <text:p text:style-name="Standard"><text:s text:c="4"/>players = SELECT user_id, final_place</text:p>
      <text:p text:style-name="Standard"><text:s text:c="14"/>FROM game_players</text:p>
      <text:p text:style-name="Standard"><text:s text:c="14"/>WHERE game_id = game_id AND is_bot = FALSE</text:p>
      <text:p text:style-name="Standard"/>
      <text:p text:style-name="Standard"><text:s text:c="4"/>for p in players:</text:p>
      <text:p text:style-name="Standard"><text:s text:c="8"/>delta = calc_delta_by_place(p.final_place, N_players)</text:p>
      <text:p text:style-name="Standard"><text:s text:c="8"/>UPDATE users</text:p>
      <text:p text:style-name="Standard"><text:s text:c="8"/>SET rating = rating + delta,</text:p>
      <text:p text:style-name="Standard"><text:s text:c="12"/>games_played = games_played + 1,</text:p>
      <text:p text:style-name="Standard"><text:s text:c="12"/>games_won = games_won + (p.final_place == 1 ? 1 : 0)</text:p>
      <text:p text:style-name="Standard"><text:s text:c="8"/>WHERE id = p.user_id</text:p>
      <text:p text:style-name="Standard"/>
      <text:p text:style-name="Standard"/>
      <text:p text:style-name="Standard">Функция calc_delta_by_place:</text:p>
      <text:p text:style-name="Standard"/>
      <text:p text:style-name="Standard">if training_game:</text:p>
      <text:p text:style-name="Standard"><text:s text:c="4"/>return 0</text:p>
      <text:p text:style-name="Standard"/>
      <text:p text:style-name="Standard">if place == 1: return +20</text:p>
      <text:p text:style-name="Standard">if place == 2: return +12</text:p>
      <text:p text:style-name="Standard">if place == 3: return +8</text:p>
      <text:p text:style-name="Standard">if place in (4, 5): return +4</text:p>
      <text:p text:style-name="Standard">if place in (6, 7, 8): return 0</text:p>
      <text:p text:style-name="Standard">else: return -4</text:p>
      <text:p text:style-name="Standard"/>
      <text:p text:style-name="Standard"/>
      <text:p text:style-name="Standard">Можно усложнить (учитывать силу соперников, несколько сезонов и т.п.), но для старта этого достаточно.</text:p>
      <text:p text:style-name="Standard"/>
      <text:p text:style-name="Standard">-- 3.3. Экран «Рейтинг»</text:p>
      <text:p text:style-name="Standard"/>
      <text:p text:style-name="Standard">Разделить:</text:p>
      <text:p text:style-name="Standard"><text:soft-page-break/></text:p>
      <text:p text:style-name="Standard">1. Глобальный рейтинг:</text:p>
      <text:p text:style-name="Standard"><text:s text:c="3"/>- Топ-100 игроков по rating (без ботов).</text:p>
      <text:p text:style-name="Standard"/>
      <text:p text:style-name="Standard">ChatGPT &amp; DeepSeek ♥️, [17.01.2026 16:56]</text:p>
      <text:p text:style-name="Standard">- Для каждого: место, ник, рейтинг, сыграно, побед.</text:p>
      <text:p text:style-name="Standard"/>
      <text:p text:style-name="Standard">2. *Личный блок игрока* (вверху или по кнопке «Мой рейтинг»):</text:p>
      <text:p text:style-name="Standard"><text:s text:c="3"/>- Текущий рейтинг.</text:p>
      <text:p text:style-name="Standard"><text:s text:c="3"/>- Место в мире (позиция: сколько людей выше).</text:p>
      <text:p text:style-name="Standard"><text:s text:c="3"/>- Сыграно игр / побед / процент побед.</text:p>
      <text:p text:style-name="Standard"/>
      <text:p text:style-name="Standard">---</text:p>
      <text:p text:style-name="Standard"/>
      <text:p text:style-name="Standard">## 4. Статистика: что и как показывается пользователю</text:p>
      <text:p text:style-name="Standard"/>
      <text:p text:style-name="Standard">*--* 4.1. Личная статистика</text:p>
      <text:p text:style-name="Standard"/>
      <text:p text:style-name="Standard">Команда/кнопка `📊 Моя статистика`:</text:p>
      <text:p text:style-name="Standard"/>
      <text:p text:style-name="Standard">Можно показывать:</text:p>
      <text:p text:style-name="Standard"/>
      <text:p text:style-name="Standard">- Общие:</text:p>
      <text:p text:style-name="Standard"><text:s text:c="2"/>- Сыграно игр: `games_played`.</text:p>
      <text:p text:style-name="Standard"><text:s text:c="2"/>- Побед: `games_won`.</text:p>
      <text:p text:style-name="Standard"><text:s text:c="2"/>- Побед % = `games_won / games_played * 100%`.</text:p>
      <text:p text:style-name="Standard"><text:s text:c="2"/>- Текущий рейтинг.</text:p>
      <text:p text:style-name="Standard">- Вопросы:</text:p>
      <text:p text:style-name="Standard"><text:s text:c="2"/>- Всего правильных ответов (через агрегат по `answers`, можно кешировать).</text:p>
      <text:p text:style-name="Standard"><text:s text:c="2"/>- Процент правильных.</text:p>
      <text:p text:style-name="Standard"><text:s text:c="2"/>- Среднее время ответа (по всем ответам, где `selected_option` не NULL).</text:p>
      <text:p text:style-name="Standard">- Рекорды:</text:p>
      <text:p text:style-name="Standard"><text:s text:c="2"/>- Лучший результат в одной игре (макс. `total_score` в `game_players`).</text:p>
      <text:p text:style-name="Standard"><text:s text:c="2"/>- Рекорд по скоростным ответам (минимальный `answer_time`).</text:p>
      <text:p text:style-name="Standard"/>
      <text:p text:style-name="Standard">Можно сделать упрощённо, а что тяжелое по запросам — предрасчитывать (cron’ом или после каждой игры).</text:p>
      <text:p text:style-name="Standard"/>
      <text:p text:style-name="Standard">*--* 4.2. Статистика по игре (после окончания игры)</text:p>
      <text:p text:style-name="Standard"/>
      <text:p text:style-name="Standard">После финала:</text:p>
      <text:p text:style-name="Standard"/>
      <text:p text:style-name="Standard">- Таблица мест:</text:p>
      <text:p text:style-name="Standard"><text:s text:c="2"/>- Место, ник, суммарный счёт, суммарное время.</text:p>
      <text:p text:style-name="Standard">- Кнопка “Детали игры”:</text:p>
      <text:p text:style-name="Standard"><text:s text:c="2"/>- Сводка по раундам (для каждого раунда: сколько правильных у игрока, кто выбыл).</text:p>
      <text:p text:style-name="Standard"><text:s text:c="2"/>- Можно добавить разбор: “вопросы, где ты ошибся”.</text:p>
      <text:p text:style-name="Standard"/>
      <text:p text:style-name="Standard">*--* 4.3. Статистика по раунду (то, что у тебя уже есть)</text:p>
      <text:p text:style-name="Standard"/>
      <text:p text:style-name="Standard">После каждого раунда:</text:p>
      <text:p text:style-name="Standard"/>
      <text:p text:style-name="Standard"><text:soft-page-break/>- Список всех ещё живых игроков:</text:p>
      <text:p text:style-name="Standard"><text:s text:c="2"/>- имя, `правильные/10`, `(суммарное время)` в раунде.</text:p>
      <text:p text:style-name="Standard">- Отдельный блок:</text:p>
      <text:p text:style-name="Standard"><text:s text:c="2"/>- “Равенство очков!” +</text:p>
      <text:p text:style-name="Standard"><text:s text:c="2"/>- “Медленнее отвечал: X” +</text:p>
      <text:p text:style-name="Standard"><text:s text:c="2"/>- “Выбывает: X”.</text:p>
      <text:p text:style-name="Standard"/>
      <text:p text:style-name="Standard">---</text:p>
      <text:p text:style-name="Standard"/>
      <text:p text:style-name="Standard">## 5. Обработка ошибок</text:p>
      <text:p text:style-name="Standard"/>
      <text:p text:style-name="Standard">Нужно описать стратегию для трёх уровней: Telegram API, БД, очередь задач.</text:p>
      <text:p text:style-name="Standard"/>
      <text:p text:style-name="Standard">*--* 5.1. Сбои Telegram API</text:p>
      <text:p text:style-name="Standard"/>
      <text:p text:style-name="Standard">Типичные проблемы: таймауты, rate limit, временные падения.</text:p>
      <text:p text:style-name="Standard"/>
      <text:p text:style-name="Standard">Стратегия:</text:p>
      <text:p text:style-name="Standard"/>
      <text:p text:style-name="Standard">1. *Ретрай с экспоненциальной паузой* (1s → 2s → 4s → 8s, до N попыток).</text:p>
      <text:p text:style-name="Standard">2. Если после N попыток отправка не удалась:</text:p>
      <text:p text:style-name="Standard"><text:s text:c="3"/>- логируешь ошибку,</text:p>
      <text:p text:style-name="Standard"><text:s text:c="3"/>- помечаешь задачу как проваленную,</text:p>
      <text:p text:style-name="Standard"><text:s text:c="3"/>- по возможности не ломай игру (игра продолжается, но конкретный пользователь мог не получить одно сообщение).</text:p>
      <text:p text:style-name="Standard">3. На критических участках (например, отправка вопроса):</text:p>
      <text:p text:style-name="Standard"><text:s text:c="3"/>- если большинство сообщений не доставлено → можно:</text:p>
      <text:p text:style-name="Standard"><text:s text:c="5"/>- либо отменить раунд/игру и разослать “игра прервана” при восстановлении,</text:p>
      <text:p text:style-name="Standard"><text:s text:c="5"/>- либо всё-таки продолжить, но это ухудшает UX.</text:p>
      <text:p text:style-name="Standard"/>
      <text:p text:style-name="Standard">Минимум: <text:s/></text:p>
      <text:p text:style-name="Standard">– логирование всех ошибок по отправке; <text:s/></text:p>
      <text:p text:style-name="Standard">– статистика «ошибочных отправок на пользователя» (для диагностики).</text:p>
      <text:p text:style-name="Standard"/>
      <text:p text:style-name="Standard">*--* 5.2. Сбои БД</text:p>
      <text:p text:style-name="Standard"/>
      <text:p text:style-name="Standard">Если БД временно недоступна:</text:p>
      <text:p text:style-name="Standard"/>
      <text:p text:style-name="Standard">1. Все операции оборачиваются в try/except (или аналог) с:</text:p>
      <text:p text:style-name="Standard"><text:s text:c="3"/>- логированием,</text:p>
      <text:p text:style-name="Standard"><text:s text:c="3"/>- попыткой ретрая (1–3 раза, с задержкой).</text:p>
      <text:p text:style-name="Standard">2. Если не удалось:</text:p>
      <text:p text:style-name="Standard"><text:s text:c="3"/>- для запросов чтения: показать пользователю сообщение вида <text:s/></text:p>
      <text:p text:style-name="Standard"><text:s text:c="5"/>“Сейчас сервер недоступен, попробуй через пару минут.”</text:p>
      <text:p text:style-name="Standard"><text:s text:c="3"/>- для игры (когда идёт раунд):</text:p>
      <text:p text:style-name="Standard"><text:s text:c="5"/>- можно пробовать *поставить игру на паузу*: хранить в БД статус “error_pause”.</text:p>
      <text:p text:style-name="Standard"><text:s text:c="5"/>- но если БД совсем лежит, ты это всё равно не запишешь. <text:s/></text:p>
      <text:p text:style-name="Standard"><text:s text:c="7"/>Поэтому при перезапуске нужно уметь:</text:p>
      <text:p text:style-name="Standard"><text:s text:c="7"/>- по задаче в Celery/логам понять, какие игры были активны,</text:p>
      <text:p text:style-name="Standard"><text:s text:c="7"/>- аккуратно перевести их в статус `cancelled` и уведомить игроков.</text:p>
      <text:p text:style-name="Standard"/>
      <text:p text:style-name="Standard">*--* 5.3. Сбои задач Celery / очереди</text:p>
      <text:p text:style-name="Standard"><text:soft-page-break/></text:p>
      <text:p text:style-name="Standard">1. Все важные таски (старт раунда, подсчёт итогов, голосование) должны:</text:p>
      <text:p text:style-name="Standard"><text:s text:c="3"/>- быть *идемпотентными* (повторный запуск не ломает данные),</text:p>
      <text:p text:style-name="Standard"><text:s text:c="3"/>- проверять статус игры/раунда перед изменениями.</text:p>
      <text:p text:style-name="Standard">2. Если Celery недоступен:</text:p>
      <text:p text:style-name="Standard"><text:s text:c="3"/>- новые игры не будут стартовать автоматически,</text:p>
      <text:p text:style-name="Standard"><text:s text:c="3"/>- таймеры не сработают.</text:p>
      <text:p text:style-name="Standard">3. Нужно:</text:p>
      <text:p text:style-name="Standard"><text:s text:c="3"/>- мониторить состояние Celery (healthcheck),</text:p>
      <text:p text:style-name="Standard"><text:s text:c="3"/>- уведомлять разработчика/админа при простое,</text:p>
      <text:p text:style-name="Standard"><text:s text:c="3"/>- иметь возможность вручную “доделать” шаги (админ-команда типа `/force_finish_round game_id round_num`).</text:p>
      <text:p text:style-name="Standard"/>
      <text:p text:style-name="Standard">Практическая рекомендация: <text:s/></text:p>
      <text:p text:style-name="Standard">– В логах иметь чёткий trace: `game_id`, `round_id`, `round_question_id`, `task_name`, `status`. <text:s/></text:p>
      <text:p text:style-name="Standard">– В БД – поле `last_error`/`last_error_at` для `games`/`rounds` (опционально) для быстрой диагностики.</text:p>
      <text:p text:style-name="Standard"/>
      <text:p text:style-name="Standard">---</text:p>
      <text:p text:style-name="Standard"/>
      <text:p text:style-name="Standard">## 6. Масштабируемость</text:p>
      <text:p text:style-name="Standard"/>
      <text:p text:style-name="Standard">*--* 6.1. Ограничения на количество параллельных игр</text:p>
      <text:p text:style-name="Standard"/>
      <text:p text:style-name="Standard">Нужно формально решить:</text:p>
      <text:p text:style-name="Standard"/>
      <text:p text:style-name="Standard">- Есть ли *жёсткий лимит* на количество одновременно активных игр? <text:s/></text:p>
      <text:p text:style-name="Standard"><text:s text:c="2"/>Например:</text:p>
      <text:p text:style-name="Standard"><text:s text:c="2"/>- 500 одновременных игр,</text:p>
      <text:p text:style-name="Standard"><text:s text:c="2"/>- 1000,</text:p>
      <text:p text:style-name="Standard"/>
      <text:p text:style-name="Standard">ChatGPT &amp; DeepSeek ♥️, [17.01.2026 16:56]</text:p>
      <text:p text:style-name="Standard">- без лимита (ограничено железом).</text:p>
      <text:p text:style-name="Standard"/>
      <text:p text:style-name="Standard">Рекомендация: на старте:</text:p>
      <text:p text:style-name="Standard">- Ввести в конфиге параметр MAX_ACTIVE_GAMES (например, 500).</text:p>
      <text:p text:style-name="Standard">- Перед созданием новой игры проверять:</text:p>
      <text:p text:style-name="Standard"/>
      <text:p text:style-name="Standard">SELECT COUNT(*) FROM games WHERE status IN ('pre_start', 'in_progress');</text:p>
      <text:p text:style-name="Standard"/>
      <text:p text:style-name="Standard"/>
      <text:p text:style-name="Standard">Если превышает порог:</text:p>
      <text:p text:style-name="Standard">- В быстрой игре — писать пользователю “Сервер перегружен, попробуйте позже.”</text:p>
      <text:p text:style-name="Standard">- В приватной — аналогично или ставить в отложенный старт.</text:p>
      <text:p text:style-name="Standard"/>
      <text:p text:style-name="Standard">-- 6.2. Архитектура для масштабирования</text:p>
      <text:p text:style-name="Standard"/>
      <text:p text:style-name="Standard">1. Один PostgreSQL на начальных нагрузках достаточно. Потом:</text:p>
      <text:p text:style-name="Standard"><text:s text:c="3"/>- реплика для чтения (репортинг, аналитика),</text:p>
      <text:p text:style-name="Standard"><text:s text:c="3"/>- при необходимости – шардирование по game_id или по времени.</text:p>
      <text:p text:style-name="Standard"/>
      <text:p text:style-name="Standard">2. Backend (бот) масштабируется горизонтально:</text:p>
      <text:p text:style-name="Standard"><text:soft-page-break/><text:s text:c="3"/>- несколько инстансов бота за load balancer’ом,</text:p>
      <text:p text:style-name="Standard"><text:s text:c="3"/>- единая БД и очередь задач.</text:p>
      <text:p text:style-name="Standard"/>
      <text:p text:style-name="Standard">3. Celery-воркеры:</text:p>
      <text:p text:style-name="Standard"><text:s text:c="3"/>- отдельные worker-пулы по типам задач:</text:p>
      <text:p text:style-name="Standard"><text:s text:c="5"/>- быстрые (отправка сообщений, обработка ответов),</text:p>
      <text:p text:style-name="Standard"><text:s text:c="5"/>- тяжёлые (подбор вопросов, обновление рейтинга, аналитика).</text:p>
      <text:p text:style-name="Standard"/>
      <text:p text:style-name="Standard">4. Хранение состояния:</text:p>
      <text:p text:style-name="Standard"><text:s text:c="3"/>- состояние игры целиком в БД (без хранения логики в памяти одного процесса),</text:p>
      <text:p text:style-name="Standard"><text:s text:c="3"/>- чтобы любой воркер мог продолжить игру.</text:p>
      <text:p text:style-name="Standard"/>
      <text:p text:style-name="Standard">---</text:p>
      <text:p text:style-name="Standard"/>
      <text:p text:style-name="Standard">## 7. Тестирование</text:p>
      <text:p text:style-name="Standard"/>
      <text:p text:style-name="Standard">Нужно описать:</text:p>
      <text:p text:style-name="Standard"/>
      <text:p text:style-name="Standard">-- 7.1. Типы тестов</text:p>
      <text:p text:style-name="Standard"/>
      <text:p text:style-name="Standard">1. Юнит-тесты (core-логика, без Telegram/БД):</text:p>
      <text:p text:style-name="Standard"><text:s text:c="3"/>- выбор выбывающего при равенстве очков по времени;</text:p>
      <text:p text:style-name="Standard"><text:s text:c="3"/>- расчёт рейтинга по местам;</text:p>
      <text:p text:style-name="Standard"><text:s text:c="3"/>- выбор вопроса (учёт game_used_questions, user_questions_history);</text:p>
      <text:p text:style-name="Standard"><text:s text:c="3"/>- логика голосования (все “ждут” vs кто-то “начать”).</text:p>
      <text:p text:style-name="Standard"/>
      <text:p text:style-name="Standard">2. Интеграционные тесты:</text:p>
      <text:p text:style-name="Standard"><text:s text:c="3"/>- с тестовой БД:</text:p>
      <text:p text:style-name="Standard"><text:s text:c="5"/>- создание игры, раундов, вопросов;</text:p>
      <text:p text:style-name="Standard"><text:s text:c="5"/>- полное прохождение 1 игры (1–2 раунда минимум).</text:p>
      <text:p text:style-name="Standard"><text:s text:c="3"/>- с моками Telegram API:</text:p>
      <text:p text:style-name="Standard"><text:s text:c="5"/>- проверка формата сообщений и inline-кнопок.</text:p>
      <text:p text:style-name="Standard"/>
      <text:p text:style-name="Standard">3. End-to-End (E2E) / сценарные тесты:</text:p>
      <text:p text:style-name="Standard"><text:s text:c="3"/>- с поднятым тестовым ботом:</text:p>
      <text:p text:style-name="Standard"><text:s text:c="5"/>- симуляция 10 игроков (скриптом) → запуск быстрой игры → прохождение хотя бы 1–2 раундов;</text:p>
      <text:p text:style-name="Standard"><text:s text:c="5"/>- сценарий с голосованием (3–9 игроков, все жмут “ЖДАТЬ”, кто-то жмёт “НАЧАТЬ”).</text:p>
      <text:p text:style-name="Standard"/>
      <text:p text:style-name="Standard">4. Нагрузочные тесты (по мере роста):</text:p>
      <text:p text:style-name="Standard"><text:s text:c="3"/>- имитация N одновременных игр, M игроков,</text:p>
      <text:p text:style-name="Standard"><text:s text:c="3"/>- смотрим задержки, ошибки, поведение Celery.</text:p>
      <text:p text:style-name="Standard"/>
      <text:p text:style-name="Standard">-- 7.2. Покрытие</text:p>
      <text:p text:style-name="Standard"/>
      <text:p text:style-name="Standard">Реалистичные минимальные цели:</text:p>
      <text:p text:style-name="Standard"/>
      <text:p text:style-name="Standard">- Юнит-тестами покрыть:</text:p>
      <text:p text:style-name="Standard"><text:s text:c="2"/>- ≥ 80% критичной бизнес-логики (игровые правила, рейтинг, голосование).</text:p>
      <text:p text:style-name="Standard">- Интеграционными:</text:p>
      <text:p text:style-name="Standard"><text:s text:c="2"/>- все основные сценарии:</text:p>
      <text:p text:style-name="Standard"><text:s text:c="4"/>- быстрая игра,</text:p>
      <text:p text:style-name="Standard"><text:soft-page-break/><text:s text:c="4"/>- тренировка,</text:p>
      <text:p text:style-name="Standard"><text:s text:c="4"/>- приватная игра (2–3 пользователя),</text:p>
      <text:p text:style-name="Standard"><text:s text:c="4"/>- голосование на старт,</text:p>
      <text:p text:style-name="Standard"><text:s text:c="4"/>- выбывание по времени при равенстве.</text:p>
      <text:p text:style-name="Standard">- E2E:</text:p>
      <text:p text:style-name="Standard"><text:s text:c="2"/>- хотя бы 2–3 полных сценария:</text:p>
      <text:p text:style-name="Standard"><text:s text:c="4"/>- “10 людей → быстрая игра до финала” (с симуляцией ответов),</text:p>
      <text:p text:style-name="Standard"><text:s text:c="4"/>- “мало людей → предложение тренировки”,</text:p>
      <text:p text:style-name="Standard"><text:s text:c="4"/>- “голосование: все жмут ждать”.</text:p>
      <text:p text:style-name="Standard"/>
      <text:p text:style-name="Standard">Для начала можно обойтись без тяжёлых нагрузочных тестов, но так написать код, чтобы их можно было добавить.</text:p>
      <text:p text:style-name="Standard"/>
      <text:p text:style-name="Standard">---</text:p>
      <text:p text:style-name="Standard"/>
      <text:p text:style-name="Standard">Дополнение 2<text:line-break/><text:line-break/></text:p>
      <text:p text:style-name="Standard">. Выбор темы в быстрой игре</text:p>
      <text:p text:style-name="Standard"/>
      <text:p text:style-name="Standard">-- Без выбора темы (простой запуск)</text:p>
      <text:p text:style-name="Standard"/>
      <text:p text:style-name="Standard">- Быстрая игра всегда:</text:p>
      <text:p text:style-name="Standard"><text:s text:c="2"/>- либо по случайной теме каждого раунда,</text:p>
      <text:p text:style-name="Standard"><text:s text:c="2"/>- либо по “Смешанной теме” (рандом по всем вопросам).</text:p>
      <text:p text:style-name="Standard">- Плюсы:</text:p>
      <text:p text:style-name="Standard"><text:s text:c="2"/>- минимальная сложность UX и бэкенда;</text:p>
      <text:p text:style-name="Standard"><text:s text:c="2"/>- быстрый матчмейкинг — не нужно делить пул по темам.</text:p>
      <text:p text:style-name="Standard">- Реализация:</text:p>
      <text:p text:style-name="Standard"><text:s text:c="2"/>- В games.theme_id можно хранить NULL = “mixed”.</text:p>
      <text:p text:style-name="Standard"><text:s text:c="2"/>- Для каждого раунда в rounds.theme_id рандомно выбирается тема.</text:p>
      <text:p text:style-name="Standard"/>
      <text:p text:style-name="Standard">ChatGPT &amp; DeepSeek ♥️, [17.01.2026 17:40]</text:p>
      <text:p text:style-name="Standard">Разберём по пунктам: темы в быстрой игре, админ-команды, кэширование и новая механика доп‑раунда при полном равенстве.</text:p>
      <text:p text:style-name="Standard"/>
      <text:p text:style-name="Standard">---</text:p>
      <text:p text:style-name="Standard"/>
      <text:p text:style-name="Standard">## 1. Выбор темы в быстрой игре</text:p>
      <text:p text:style-name="Standard"/>
      <text:p text:style-name="Standard">Есть три разумных варианта. Лучше сразу выбрать один как основной и заложить в интерфейс.</text:p>
      <text:p text:style-name="Standard"/>
      <text:p text:style-name="Standard">-- Вариант A: Без выбора темы (простой запуск)</text:p>
      <text:p text:style-name="Standard"/>
      <text:p text:style-name="Standard">- Быстрая игра всегда:</text:p>
      <text:p text:style-name="Standard"><text:s text:c="2"/>- либо по случайной теме каждого раунда,</text:p>
      <text:p text:style-name="Standard"><text:s text:c="2"/>- либо по “Смешанной теме” (рандом по всем вопросам).</text:p>
      <text:p text:style-name="Standard">- Плюсы:</text:p>
      <text:p text:style-name="Standard"><text:s text:c="2"/>- минимальная сложность UX и бэкенда;</text:p>
      <text:p text:style-name="Standard"><text:s text:c="2"/>- быстрый матчмейкинг — не нужно делить пул по темам.</text:p>
      <text:p text:style-name="Standard">- Реализация:</text:p>
      <text:p text:style-name="Standard"><text:soft-page-break/><text:s text:c="2"/>- В games.theme_id можно хранить NULL = “mixed”.</text:p>
      <text:p text:style-name="Standard"><text:s text:c="2"/>- Для каждого раунда в rounds.theme_id рандомно выбирается тема.</text:p>
      <text:p text:style-name="Standard"/>
      <text:p text:style-name="Standard">Подходит, если хочется “шумного” режима как в телевизионной викторине.</text:p>
      <text:p text:style-name="Standard"/>
      <text:p text:style-name="Standard">---</text:p>
      <text:p text:style-name="Standard"/>
      <text:p text:style-name="Standard">-- Вариант B: Один общий выбор темы на игру</text:p>
      <text:p text:style-name="Standard"/>
      <text:p text:style-name="Standard">- Перед стартом быстрой игры после набора пула игроки голосуют за тему:</text:p>
      <text:p text:style-name="Standard"><text:s text:c="2"/>- “Кино”, “Наука”, “Смешанная”, …</text:p>
      <text:p text:style-name="Standard">- Алгоритм:</text:p>
      <text:p text:style-name="Standard"><text:s text:c="2"/>1. Когда набралось 10 (или 3–9 и идёт голосование за старт), после решения “играть”:</text:p>
      <text:p text:style-name="Standard"><text:s text:c="5"/>- отправляешь ещё одно мини‑голосование: выбрать тему.</text:p>
      <text:p text:style-name="Standard"><text:s text:c="2"/>2. Через N секунд (например, 20) считаешь голоса:</text:p>
      <text:p text:style-name="Standard"><text:s text:c="5"/>- тема = та, что набрала максимум голосов.</text:p>
      <text:p text:style-name="Standard"><text:s text:c="5"/>- ничья — берёшь случайную из лидирующих.</text:p>
      <text:p text:style-name="Standard"><text:s text:c="2"/>3. Сохраняешь в games.theme_id.</text:p>
      <text:p text:style-name="Standard"><text:s text:c="2"/>4. Либо все 10 раундов по одной теме, либо для каждого раунда случайная тема внутри выбранной категории (например, “Наука” может быть разбита на подтипы — если понадобится).</text:p>
      <text:p text:style-name="Standard"/>
      <text:p text:style-name="Standard">- Минусы:</text:p>
      <text:p text:style-name="Standard"><text:s text:c="2"/>- добавляется ещё один таймер.</text:p>
      <text:p text:style-name="Standard"><text:s text:c="2"/>- игра чуть дольше стартует.</text:p>
      <text:p text:style-name="Standard"/>
      <text:p text:style-name="Standard">---</text:p>
      <text:p text:style-name="Standard"/>
      <text:p text:style-name="Standard">-- Вариант C: Разные пулы по темам</text:p>
      <text:p text:style-name="Standard"/>
      <text:p text:style-name="Standard">- У пользователя в меню “Быстрая игра”:</text:p>
      <text:p text:style-name="Standard"><text:s text:c="2"/>- “Быстрая игра — Любая тема”</text:p>
      <text:p text:style-name="Standard"><text:s text:c="2"/>- “Быстрая игра — Кино”</text:p>
      <text:p text:style-name="Standard"><text:s text:c="2"/>- “Быстрая игра — Наука”</text:p>
      <text:p text:style-name="Standard"><text:s text:c="2"/>- …</text:p>
      <text:p text:style-name="Standard">- Для каждой опции — свой pool_type:</text:p>
      <text:p text:style-name="Standard"><text:s text:c="2"/>- quick_any, quick_movies, quick_science и т.д.</text:p>
      <text:p text:style-name="Standard">- Алгоритм диспетчера пула тот же, просто с учётом pool_type.</text:p>
      <text:p text:style-name="Standard"/>
      <text:p text:style-name="Standard">- Плюсы:</text:p>
      <text:p text:style-name="Standard"><text:s text:c="2"/>- игрок сразу попадает в “свою” игру.</text:p>
      <text:p text:style-name="Standard">- Минусы:</text:p>
      <text:p text:style-name="Standard"><text:s text:c="2"/>- пользовательский онлайн разбивается на много маленьких пулов;</text:p>
      <text:p text:style-name="Standard"><text:s text:c="2"/>- при малой аудитории очереди будут дольше.</text:p>
      <text:p text:style-name="Standard"/>
      <text:p text:style-name="Standard">---</text:p>
      <text:p text:style-name="Standard"/>
      <text:p text:style-name="Standard">-- Что рекомендую</text:p>
      <text:p text:style-name="Standard"/>
      <text:p text:style-name="Standard">На старте — Вариант A (без выбора темы, смешанная или случайные темы по раундам). <text:s/></text:p>
      <text:p text:style-name="Standard">Когда будет онлайн и станет понятно, чего хотят игроки, можно добавить Вариант C хотя бы для 2–3 самых популярных тем.</text:p>
      <text:p text:style-name="Standard"><text:soft-page-break/></text:p>
      <text:p text:style-name="Standard">---</text:p>
      <text:p text:style-name="Standard"/>
      <text:p text:style-name="Standard">## 2. Полный список админ‑команд</text:p>
      <text:p text:style-name="Standard"/>
      <text:p text:style-name="Standard">Набор для первой версии (можно расширять, но лучше стартовать с минимального):</text:p>
      <text:p text:style-name="Standard"/>
      <text:p text:style-name="Standard">-- 2.1. Общие админ-команды</text:p>
      <text:p text:style-name="Standard"/>
      <text:p text:style-name="Standard">- /admin <text:s/></text:p>
      <text:p text:style-name="Standard"><text:s text:c="2"/>Главное админ‑меню (кнопки: “Игры”, “Пользователи”, “Вопросы”, “Статистика”).</text:p>
      <text:p text:style-name="Standard"/>
      <text:p text:style-name="Standard">- /admin_stats <text:s/></text:p>
      <text:p text:style-name="Standard"><text:s text:c="2"/>Краткая статистика:</text:p>
      <text:p text:style-name="Standard"><text:s text:c="2"/>- онлайн (кол-во активных игр),</text:p>
      <text:p text:style-name="Standard"><text:s text:c="2"/>- всего пользователей,</text:p>
      <text:p text:style-name="Standard"><text:s text:c="2"/>- всего игр,</text:p>
      <text:p text:style-name="Standard"><text:s text:c="2"/>- среднее количество игр в сутки.</text:p>
      <text:p text:style-name="Standard"/>
      <text:p text:style-name="Standard">---</text:p>
      <text:p text:style-name="Standard"/>
      <text:p text:style-name="Standard">-- 2.2. Управление играми</text:p>
      <text:p text:style-name="Standard"/>
      <text:p text:style-name="Standard">- /admin_games <text:s/></text:p>
      <text:p text:style-name="Standard"><text:s text:c="2"/>Список активных игр (id, тип, статус, сколько игроков).</text:p>
      <text:p text:style-name="Standard"/>
      <text:p text:style-name="Standard">- /admin_game &lt;game_id&gt; <text:s/></text:p>
      <text:p text:style-name="Standard"><text:s text:c="2"/>Информация по конкретной игре:</text:p>
      <text:p text:style-name="Standard"><text:s text:c="2"/>- тип, статус, текущий раунд,</text:p>
      <text:p text:style-name="Standard"><text:s text:c="2"/>- игроки (ник, место, очки, бот/нет).</text:p>
      <text:p text:style-name="Standard"/>
      <text:p text:style-name="Standard">- /admin_cancel_game &lt;game_id&gt; <text:s/></text:p>
      <text:p text:style-name="Standard"><text:s text:c="2"/>Принудительно завершить игру:</text:p>
      <text:p text:style-name="Standard"><text:s text:c="2"/>- status = 'cancelled',</text:p>
      <text:p text:style-name="Standard"><text:s text:c="2"/>- отправить участникам сообщение “Игра была прервана по техническим причинам.”</text:p>
      <text:p text:style-name="Standard"/>
      <text:p text:style-name="Standard">- /admin_skip_round &lt;game_id&gt; (опционально) <text:s/></text:p>
      <text:p text:style-name="Standard"><text:s text:c="2"/>Пропустить текущий раунд, перейти к следующему (или сразу к итогам).</text:p>
      <text:p text:style-name="Standard"/>
      <text:p text:style-name="Standard">---</text:p>
      <text:p text:style-name="Standard"/>
      <text:p text:style-name="Standard">-- 2.3. Вопросы</text:p>
      <text:p text:style-name="Standard"/>
      <text:p text:style-name="Standard">- /admin_questions <text:s/></text:p>
      <text:p text:style-name="Standard"><text:s text:c="2"/>Краткая сводка:</text:p>
      <text:p text:style-name="Standard"><text:s text:c="2"/>- всего вопросов,</text:p>
      <text:p text:style-name="Standard"><text:s text:c="2"/>- по темам,</text:p>
      <text:p text:style-name="Standard"><text:s text:c="2"/>- сколько ожидают модерации (source_type = 'user', is_approved = false).</text:p>
      <text:p text:style-name="Standard"/>
      <text:p text:style-name="Standard">- /admin_pending_questions <text:s/></text:p>
      <text:p text:style-name="Standard"><text:s text:c="2"/>Список вопросов на модерацию (по одному / батчами) с inline‑кнопками:</text:p>
      <text:p text:style-name="Standard"><text:s text:c="2"/>- “Одобрить”</text:p>
      <text:p text:style-name="Standard"><text:soft-page-break/><text:s text:c="2"/>- “Отклонить”</text:p>
      <text:p text:style-name="Standard"><text:s text:c="2"/>- “Отредактировать текст/ответы” (опционально, через диалог).</text:p>
      <text:p text:style-name="Standard"/>
      <text:p text:style-name="Standard">- /admin_add_question <text:s/></text:p>
      <text:p text:style-name="Standard"><text:s text:c="2"/>Запустить диалог вручную:</text:p>
      <text:p text:style-name="Standard"><text:s text:c="2"/>1. Спросить тему.</text:p>
      <text:p text:style-name="Standard"><text:s text:c="2"/>2. Вопрос.</text:p>
      <text:p text:style-name="Standard"><text:s text:c="2"/>3. 4 варианта.</text:p>
      <text:p text:style-name="Standard"><text:s text:c="2"/>4. Правильный вариант.</text:p>
      <text:p text:style-name="Standard"/>
      <text:p text:style-name="Standard">---</text:p>
      <text:p text:style-name="Standard"/>
      <text:p text:style-name="Standard">-- 2.4. Пользователи</text:p>
      <text:p text:style-name="Standard"/>
      <text:p text:style-name="Standard">- /admin_user &lt;telegram_id | username&gt; <text:s/></text:p>
      <text:p text:style-name="Standard"><text:s text:c="2"/>Информация о пользователе:</text:p>
      <text:p text:style-name="Standard"><text:s text:c="2"/>- id, username, рейтинг, игры, победы, баны (если будут).</text:p>
      <text:p text:style-name="Standard"/>
      <text:p text:style-name="Standard">- /admin_set_rating &lt;user_id&gt; &lt;value&gt; <text:s/></text:p>
      <text:p text:style-name="Standard"><text:s text:c="2"/>Жёстко выставить рейтинг (для поддержки/исправления ошибок).</text:p>
      <text:p text:style-name="Standard"/>
      <text:p text:style-name="Standard">- /admin_ban_user &lt;user_id&gt; (опционально на будущее) <text:s/></text:p>
      <text:p text:style-name="Standard"><text:s text:c="2"/>Банить пользователя, чтобы он не участвовал в играх / не слал вопросы.</text:p>
      <text:p text:style-name="Standard"/>
      <text:p text:style-name="Standard">---</text:p>
      <text:p text:style-name="Standard"/>
      <text:p text:style-name="Standard">ChatGPT &amp; DeepSeek ♥️, [17.01.2026 17:40]</text:p>
      <text:p text:style-name="Standard">*--* 2.5. Служебное / тестирование</text:p>
      <text:p text:style-name="Standard"/>
      <text:p text:style-name="Standard">- `/admin_force_start_game` <text:s/></text:p>
      <text:p text:style-name="Standard"><text:s text:c="2"/>Принудительно создать тестовую игру (например, ты + 9 ботов) для быстрого теста.</text:p>
      <text:p text:style-name="Standard"/>
      <text:p text:style-name="Standard">- `/admin_force_tie_break &lt;game_id&gt; &lt;round_number&gt;` <text:s/></text:p>
      <text:p text:style-name="Standard"><text:s text:c="2"/>Принудительно запустить доп‑раунд при равенстве (для отладки новой механики).</text:p>
      <text:p text:style-name="Standard"/>
      <text:p text:style-name="Standard">---</text:p>
      <text:p text:style-name="Standard"/>
      <text:p text:style-name="Standard">## 3. Детали кэширования</text:p>
      <text:p text:style-name="Standard"/>
      <text:p text:style-name="Standard">Цели кэширования:</text:p>
      <text:p text:style-name="Standard">- уменьшить нагрузку на БД;</text:p>
      <text:p text:style-name="Standard">- ускорить реакции бота.</text:p>
      <text:p text:style-name="Standard"/>
      <text:p text:style-name="Standard">Логично использовать Redis (как у Celery) для кэша.</text:p>
      <text:p text:style-name="Standard"/>
      <text:p text:style-name="Standard">*--* 3.1. Что кэшировать</text:p>
      <text:p text:style-name="Standard"/>
      <text:p text:style-name="Standard">1. *Профили пользователей* (по `telegram_id`):</text:p>
      <text:p text:style-name="Standard"><text:s text:c="3"/>- `user_id`, `rating`, имя, язык.</text:p>
      <text:p text:style-name="Standard"><text:s text:c="3"/>- Ключ: `user:{telegram_id}`.</text:p>
      <text:p text:style-name="Standard"><text:s text:c="3"/>- TTL: 5–10 минут или обновление при изменениях.</text:p>
      <text:p text:style-name="Standard"/>
      <text:p text:style-name="Standard"><text:soft-page-break/>2. *Рейтинг / топ‑листы*:</text:p>
      <text:p text:style-name="Standard"><text:s text:c="3"/>- Топ-100 по рейтингу.</text:p>
      <text:p text:style-name="Standard"><text:s text:c="3"/>- Ключ: `rating:top100`.</text:p>
      <text:p text:style-name="Standard"><text:s text:c="3"/>- Обновлять:</text:p>
      <text:p text:style-name="Standard"><text:s text:c="5"/>- либо по расписанию (раз в 5–10 минут),</text:p>
      <text:p text:style-name="Standard"><text:s text:c="5"/>- либо после каждой игры (пересчитать и положить в кэш).</text:p>
      <text:p text:style-name="Standard"/>
      <text:p text:style-name="Standard">3. *Настройки ботов* (`bot_settings`) и темы (`themes`):</text:p>
      <text:p text:style-name="Standard"><text:s text:c="3"/>- Редко меняются, легко кэшировать “навсегда” с инвалидацией при изменении.</text:p>
      <text:p text:style-name="Standard"><text:s text:c="3"/>- Ключи: `bot_settings`, `themes:list`.</text:p>
      <text:p text:style-name="Standard"/>
      <text:p text:style-name="Standard">4. *Вопросы*:</text:p>
      <text:p text:style-name="Standard"><text:s text:c="3"/>- Отдельные записи `questions` можно не кэшировать, если их выбор идёт через SQL `ORDER BY random()`. <text:s/></text:p>
      <text:p text:style-name="Standard"><text:s text:c="3"/>- Но можно кэшировать:</text:p>
      <text:p text:style-name="Standard"><text:s text:c="5"/>- списки id вопросов по теме и сложности:</text:p>
      <text:p text:style-name="Standard"><text:s text:c="7"/>- ключ: `questions:ids:theme:{theme_id}:difficulty:{diff}`</text:p>
      <text:p text:style-name="Standard"><text:s text:c="7"/>- значение: список `question_id`.</text:p>
      <text:p text:style-name="Standard"><text:s text:c="5"/>- Затем в коде случайно выбирать id из списка и уже по нему доставать один вопрос (SQL по primary key — быстро).</text:p>
      <text:p text:style-name="Standard"/>
      <text:p text:style-name="Standard">5. *Состояние игры* (по `game_id`):</text:p>
      <text:p text:style-name="Standard"><text:s text:c="3"/>- Можно держать в кэше “снимок”:</text:p>
      <text:p text:style-name="Standard"><text:s text:c="5"/>- список игроков,</text:p>
      <text:p text:style-name="Standard"><text:s text:c="5"/>- текущий раунд,</text:p>
      <text:p text:style-name="Standard"><text:s text:c="5"/>- статус.</text:p>
      <text:p text:style-name="Standard"><text:s text:c="3"/>- Но будьте осторожны синхронизацией: истина всё равно в БД. <text:s/></text:p>
      <text:p text:style-name="Standard"><text:s text:c="3"/>- Ключ: `game:{game_id}:state`.</text:p>
      <text:p text:style-name="Standard"><text:s text:c="3"/>- Обновление: после каждого изменения состояния игры.</text:p>
      <text:p text:style-name="Standard"/>
      <text:p text:style-name="Standard">На старте можно вообще ограничиться:</text:p>
      <text:p text:style-name="Standard">- кэш профилей пользователей, <text:s/></text:p>
      <text:p text:style-name="Standard">- кэш рейтинга, <text:s/></text:p>
      <text:p text:style-name="Standard">- кэш списков id вопросов по темам.</text:p>
      <text:p text:style-name="Standard"/>
      <text:p text:style-name="Standard">---</text:p>
      <text:p text:style-name="Standard"/>
      <text:p text:style-name="Standard">## 4. Механика доп‑раунда при полном равенстве</text:p>
      <text:p text:style-name="Standard"/>
      <text:p text:style-name="Standard"/>
      <text:p text:style-name="Standard"/>
      <text:p text:style-name="Standard">## Тай-брейк (дополнительный вопрос при полном равенстве)</text:p>
      <text:p text:style-name="Standard"/>
      <text:p text:style-name="Standard">-- Когда запускается тай-брейк</text:p>
      <text:p text:style-name="Standard"/>
      <text:p text:style-name="Standard">В конце раунда определяется выбывающий игрок по таким шагам:</text:p>
      <text:p text:style-name="Standard"/>
      <text:p text:style-name="Standard">1. Для всех игроков, которые ещё не выбыли, считаются:</text:p>
      <text:p text:style-name="Standard"><text:s text:c="3"/>- количество правильных ответов в этом раунде;</text:p>
      <text:p text:style-name="Standard"><text:s text:c="3"/>- суммарное время ответов в этом раунде (в секундах).</text:p>
      <text:p text:style-name="Standard"/>
      <text:p text:style-name="Standard">2. Находится группа кандидатов на выбывание:</text:p>
      <text:p text:style-name="Standard"><text:soft-page-break/><text:s text:c="3"/>- выбираются игроки с минимальным количеством правильных ответов в раунде;</text:p>
      <text:p text:style-name="Standard"><text:s text:c="3"/>- среди них выбираются игроки с максимальной суммой времени ответов в раунде.</text:p>
      <text:p text:style-name="Standard"/>
      <text:p text:style-name="Standard">3. Если в этой группе один игрок — он выбывает сразу (без тай-брейка).</text:p>
      <text:p text:style-name="Standard"/>
      <text:p text:style-name="Standard">4. Если в этой группе двое или более игроков и:</text:p>
      <text:p text:style-name="Standard"><text:s text:c="3"/>- у них одинаковое количество правильных ответов в раунде,</text:p>
      <text:p text:style-name="Standard"><text:s text:c="3"/>- и одинаковая суммарная время ответов в раунде, <text:s/></text:p>
      <text:p text:style-name="Standard"><text:s text:c="3"/>то между ними проводится тай-брейк.</text:p>
      <text:p text:style-name="Standard"/>
      <text:p text:style-name="Standard">Тай-брейк всегда разыгрывается только между этой группой кандидатов. Другие игроки раунда в нём не участвуют и своё место уже не меняют.</text:p>
      <text:p text:style-name="Standard"/>
      <text:p text:style-name="Standard">---</text:p>
      <text:p text:style-name="Standard"/>
      <text:p text:style-name="Standard">## Процесс тай-брейка</text:p>
      <text:p text:style-name="Standard"/>
      <text:p text:style-name="Standard">1. Игрокам из группы тай-брейка задаётся один дополнительный вопрос с общим лимитом по времени (например, 20 секунд).</text:p>
      <text:p text:style-name="Standard">2. Остальные игроки получают сообщение о том, что идёт дополнительный вопрос между N игроками, и ждут результат.</text:p>
      <text:p text:style-name="Standard"/>
      <text:p text:style-name="Standard">Игрок может:</text:p>
      <text:p text:style-name="Standard">- ответить правильно;</text:p>
      <text:p text:style-name="Standard">- ответить неправильно;</text:p>
      <text:p text:style-name="Standard">- не ответить (это считается как неправильный ответ с максимальным временем = лимиту).</text:p>
      <text:p text:style-name="Standard"/>
      <text:p text:style-name="Standard">---</text:p>
      <text:p text:style-name="Standard"/>
      <text:p text:style-name="Standard">## Определение выбывающего в тай-брейке</text:p>
      <text:p text:style-name="Standard"/>
      <text:p text:style-name="Standard">Обозначения:</text:p>
      <text:p text:style-name="Standard"/>
      <text:p text:style-name="Standard">- T — множество игроков, участвующих в тай-брейке.</text:p>
      <text:p text:style-name="Standard">- Для каждого игрока из T по дополнительному вопросу фиксируются:</text:p>
      <text:p text:style-name="Standard"><text:s text:c="2"/>- is_correct — ответил правильно / неправильно / не ответил;</text:p>
      <text:p text:style-name="Standard"><text:s text:c="2"/>- answer_time — время ответа в секундах от показа вопроса.</text:p>
      <text:p text:style-name="Standard"><text:s text:c="4"/>- Если игрок не ответил, его answer_time считается равным лимиту времени вопроса.</text:p>
      <text:p text:style-name="Standard"/>
      <text:p text:style-name="Standard">Дальше применяется следующий алгоритм:</text:p>
      <text:p text:style-name="Standard"/>
      <text:p text:style-name="Standard">1. Формируются два подмножества:</text:p>
      <text:p text:style-name="Standard"><text:s text:c="3"/>- T_correct — игроки из T, ответившие правильно;</text:p>
      <text:p text:style-name="Standard"><text:s text:c="3"/>- T_wrong — игроки из T, ответившие неправильно или не ответившие.</text:p>
      <text:p text:style-name="Standard"/>
      <text:p text:style-name="Standard">2. Случай A: T_correct пусто (никто не ответил правильно)</text:p>
      <text:p text:style-name="Standard"><text:s text:c="3"/>- Считаем, что все в одинаково плохой ситуации.</text:p>
      <text:p text:style-name="Standard"><text:s text:c="3"/>- Выбывает один игрок — тот, у кого максимальное `answer_time` среди всех игроков T <text:s/></text:p>
      <text:p text:style-name="Standard"><text:s text:c="5"/>(то есть кто ответил позже всех или вообще не ответил).</text:p>
      <text:p text:style-name="Standard"><text:s text:c="3"/>- Остальные игроки из T продолжают игру.</text:p>
      <text:p text:style-name="Standard"/>
      <text:p text:style-name="Standard">3. Случай B: в T_correct ровно один игрок</text:p>
      <text:p text:style-name="Standard"><text:soft-page-break/><text:s text:c="3"/>- Этот игрок — единственный, кто справился с вопросом, и точно остаётся в игре.</text:p>
      <text:p text:style-name="Standard"><text:s text:c="3"/>- Среди игроков T_wrong выбирается игрок с максимальным `answer_time` <text:s/></text:p>
      <text:p text:style-name="Standard"><text:s text:c="5"/>(самый медленный ошибившийся или не ответивший).</text:p>
      <text:p text:style-name="Standard"><text:s text:c="3"/>- Именно этот игрок выбывает.</text:p>
      <text:p text:style-name="Standard"><text:s text:c="3"/>- Остальные из группы T продолжают игру.</text:p>
      <text:p text:style-name="Standard"/>
      <text:p text:style-name="Standard">4. Случай C: в T_correct двое или более игроков</text:p>
      <text:p text:style-name="Standard"><text:s text:c="3"/>- Сравниваем только тех, кто ответил правильно (T_correct).</text:p>
      <text:p text:style-name="Standard"><text:s text:c="3"/>- Выбирается игрок с максимальным `answer_time` в T_correct <text:s/></text:p>
      <text:p text:style-name="Standard"><text:s text:c="5"/>(самый медленный среди правильно ответивших).</text:p>
      <text:p text:style-name="Standard"><text:s text:c="3"/>- Этот игрок выбывает.</text:p>
      <text:p text:style-name="Standard"><text:s text:c="3"/>- Все остальные игроки из T продолжают игру, независимо от того, отвечали они правильно или нет.</text:p>
      <text:p text:style-name="Standard"/>
      <text:p text:style-name="Standard">Таким образом:</text:p>
      <text:p text:style-name="Standard"/>
      <text:p text:style-name="Standard">- В любом тай-брейке всегда выбывает ровно один игрок из группы, для которой тай-брейк был запущен.</text:p>
      <text:p text:style-name="Standard">- Дополнительных вопросов более одного в рамках одного тай-брейка не задаётся: результат определяется по одному вопросу по правилам выше.</text:p>
      <text:p text:style-name="Standard"/>
      <text:p text:style-name="Standard">---</text:p>
      <text:p text:style-name="Standard"/>
      <text:p text:style-name="Standard">## Частные случаи</text:p>
      <text:p text:style-name="Standard"/>
      <text:p text:style-name="Standard">1. Тай-брейк для 2 игроков</text:p>
      <text:p text:style-name="Standard"><text:s text:c="3"/>- Оба неправильно или не ответили:</text:p>
      <text:p text:style-name="Standard"><text:s text:c="5"/>- выбывает тот, кто ответил позже (или не ответил) — по максимальному answer_time.</text:p>
      <text:p text:style-name="Standard"><text:s text:c="3"/>- Один правильно, второй неправильно/не ответил:</text:p>
      <text:p text:style-name="Standard"><text:s text:c="5"/>- правильно ответивший остаётся;</text:p>
      <text:p text:style-name="Standard"><text:s text:c="5"/>- неправильно ответивший/не ответивший — выбывает.</text:p>
      <text:p text:style-name="Standard"><text:s text:c="3"/>- Оба ответили правильно:</text:p>
      <text:p text:style-name="Standard"><text:s text:c="5"/>- выбывает тот, кто ответил медленнее.</text:p>
      <text:p text:style-name="Standard"/>
      <text:p text:style-name="Standard">2. Тай-брейк для 3 и более игроков</text:p>
      <text:p text:style-name="Standard"><text:s text:c="3"/>- Логика та же, только максимальное answer_time ищется по соответствующему множеству (T, T_wrong или T_correct):</text:p>
      <text:p text:style-name="Standard"><text:s text:c="5"/>- если никто не ответил правильно → выбывает самый медленный из всех;</text:p>
      <text:p text:style-name="Standard"><text:s text:c="5"/>- если только один ответил правильно → выбывает самый медленный среди ошибившихся/не ответивших;</text:p>
      <text:p text:style-name="Standard"/>
      <text:p text:style-name="Standard">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WPC" svg:font-family="'Segoe WPC', 'Segoe UI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17T17:30:24.90</meta:creation-date>
    <dc:date>2026-01-17T17:51:16.97</dc:date>
    <meta:editing-duration>PT20M54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14" meta:paragraph-count="501" meta:word-count="2970" meta:character-count="20311"/>
  </office:meta>
</office:document-meta>
</file>